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400000262A5B7729D924F7052.png" manifest:media-type="image/png"/>
  <manifest:file-entry manifest:full-path="Pictures/100002010000038400000262A0D33BBBF830E2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9a251" officeooo:paragraph-rsid="0019a2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이미지1" text:anchor-type="paragraph" svg:width="17cm" svg:height="11.522cm" draw:z-index="0"><draw:image xlink:href="Pictures/100002010000038400000262A0D33BBBF830E2FA.png" xlink:type="simple" xlink:show="embed" xlink:actuate="onLoad"/></draw:frame></text:p>
      <text:p text:style-name="P1">factorial을 이용한 combination code</text:p>
      <text:p text:style-name="P1"/>
      <text:p text:style-name="P1"><draw:frame draw:style-name="fr1" draw:name="이미지2" text:anchor-type="paragraph" svg:width="17cm" svg:height="11.522cm" draw:z-index="1"><draw:image xlink:href="Pictures/100002010000038400000262A5B7729D924F7052.png" xlink:type="simple" xlink:show="embed" xlink:actuate="onLoad"/></draw:frame>recursion을 이용한 combination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9:28:23.545147073</meta:creation-date>
    <dc:date>2017-09-28T09:29:18.054028217</dc:date>
    <meta:editing-duration>PT55S</meta:editing-duration>
    <meta:editing-cycles>1</meta:editing-cycles>
    <meta:document-statistic meta:table-count="0" meta:image-count="2" meta:object-count="0" meta:page-count="1" meta:paragraph-count="2" meta:word-count="14" meta:character-count="62" meta:non-whitespace-character-count="56"/>
    <meta:generator>LibreOffice/5.1.6.2$Linux_X86_64 LibreOffice_project/10m0$Build-2</meta:generator>
  </office:meta>
</office:document-meta>
</file>